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27a44d" officeooo:paragraph-rsid="0027a44d"/>
    </style:style>
    <style:style style:name="P12" style:family="paragraph" style:parent-style-name="Standard">
      <style:text-properties officeooo:rsid="003145de" officeooo:paragraph-rsid="003145de"/>
    </style:style>
    <style:style style:name="P13" style:family="paragraph" style:parent-style-name="Title" style:master-page-name="Standard">
      <style:paragraph-properties style:page-number="1"/>
    </style:style>
    <style:style style:name="P14"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5"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6"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3"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4"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text-properties officeooo:rsid="003b5fa7" officeooo:paragraph-rsid="003b5fa7"/>
    </style:style>
    <style:style style:name="P31" style:family="paragraph" style:parent-style-name="Standard" style:list-style-name="L1"/>
    <style:style style:name="P32" style:family="paragraph" style:parent-style-name="Standard" style:list-style-name="L1">
      <style:text-properties officeooo:paragraph-rsid="004035f7"/>
    </style:style>
    <style:style style:name="P33" style:family="paragraph" style:parent-style-name="Standard">
      <style:text-properties officeooo:rsid="0042d41a" officeooo:paragraph-rsid="0042d41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6"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7" style:family="text">
      <style:text-properties officeooo:rsid="0017ada9"/>
    </style:style>
    <style:style style:name="T8" style:family="text">
      <style:text-properties officeooo:rsid="001a773b"/>
    </style:style>
    <style:style style:name="T9" style:family="text">
      <style:text-properties officeooo:rsid="001ae93c"/>
    </style:style>
    <style:style style:name="T10" style:family="text">
      <style:text-properties officeooo:rsid="001b8c35"/>
    </style:style>
    <style:style style:name="T11" style:family="text">
      <style:text-properties officeooo:rsid="001b9a85"/>
    </style:style>
    <style:style style:name="T12" style:family="text">
      <style:text-properties officeooo:rsid="001bee96"/>
    </style:style>
    <style:style style:name="T13" style:family="text">
      <style:text-properties officeooo:rsid="001c55de"/>
    </style:style>
    <style:style style:name="T14" style:family="text">
      <style:text-properties officeooo:rsid="001c68cb"/>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1f258b"/>
    </style:style>
    <style:style style:name="T17" style:family="text">
      <style:text-properties officeooo:rsid="002562d3"/>
    </style:style>
    <style:style style:name="T18" style:family="text">
      <style:text-properties officeooo:rsid="0027a44d"/>
    </style:style>
    <style:style style:name="T19" style:family="text">
      <style:text-properties officeooo:rsid="0027d113"/>
    </style:style>
    <style:style style:name="T20" style:family="text">
      <style:text-properties officeooo:rsid="0029435b"/>
    </style:style>
    <style:style style:name="T21" style:family="text">
      <style:text-properties officeooo:rsid="002a43dc"/>
    </style:style>
    <style:style style:name="T22" style:family="text">
      <style:text-properties officeooo:rsid="002b1ec1"/>
    </style:style>
    <style:style style:name="T23" style:family="text">
      <style:text-properties officeooo:rsid="002cb4a0"/>
    </style:style>
    <style:style style:name="T24" style:family="text">
      <style:text-properties officeooo:rsid="002e5301"/>
    </style:style>
    <style:style style:name="T25" style:family="text">
      <style:text-properties officeooo:rsid="002f56e3"/>
    </style:style>
    <style:style style:name="T26" style:family="text">
      <style:text-properties officeooo:rsid="00314c1b"/>
    </style:style>
    <style:style style:name="T27" style:family="text">
      <style:text-properties fo:font-weight="normal" officeooo:rsid="0031b094" style:font-weight-asian="normal" style:font-weight-complex="normal"/>
    </style:style>
    <style:style style:name="T28" style:family="text">
      <style:text-properties officeooo:rsid="0039105f"/>
    </style:style>
    <style:style style:name="T29" style:family="text">
      <style:text-properties officeooo:rsid="003d43a2"/>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text:soft-page-break/></text:h>
      <text:h text:style-name="P8" text:outline-level="2">Paquetes</text:h>
      <text:p text:style-name="P9">El codigo .java corre dentro de paquetes. Es recomendable<text:span text:style-name="T17">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4"><text:soft-page-break/>clases: no pueden ser estaticas <text:s/>menos que sean una clase dentro de otra clase (clase interna).</text:p>
        </text:list-item>
        <text:list-item>
          <text:p text:style-name="P15">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6">variable final: no puede ser modificada</text:p>
        </text:list-item>
        <text:list-item>
          <text:p text:style-name="P16">metodo final: no puede ser reemplazado (override) pero si puede ser sobrecargado (overloaded)</text:p>
        </text:list-item>
        <text:list-item>
          <text:p text:style-name="P17">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18">java no soporta herencia multiple. Supongamos las clases independientes A,B,C. <text:s/>etonces C puede heredar de A o de B, pero no de ambas a la vez.</text:p>
        </text:list-item>
        <text:list-item>
          <text:p text:style-name="P18">El metodo super() es llamado implicitamente aunque no lo hayamos escrito.</text:p>
        </text:list-item>
        <text:list-item>
          <text:p text:style-name="P19">Todas las clases en java extienden la clase Object</text:p>
        </text:list-item>
      </text:list>
      <text:h text:style-name="Heading_20_2" text:outline-level="2"><text:soft-page-break/>equals y hashCode()</text:h>
      <text:list text:style-name="WWNum5">
        <text:list-item>
          <text:p text:style-name="P24"><text:span text:style-name="T5">equals</text:span><text:span text:style-name="T4">(),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25"><text:span text:style-name="T5">hashCode</text:span><text:span text:style-name="T4">()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26"><text:span text:style-name="T6">upcasting</text:span><text:span text:style-name="T4">: creo B y lo casteo en una referencia a una clase A. Esto se puede hacer implicitamente y es seguro, ya que B es un tipo de A.</text:span></text:p>
        </text:list-item>
        <text:list-item>
          <text:p text:style-name="P27"><text:span text:style-name="T6">downcasting</text:span><text:span text:style-name="T4">: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20">A a = new A();</text:p>
        </text:list-item>
        <text:list-item>
          <text:p text:style-name="P20">A.B b = new A.B(); // For static inner classes</text:p>
        </text:list-item>
        <text:list-item>
          <text:p text:style-name="P21"><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28"><text:span text:style-name="T6">comune</text:span><text:span text:style-name="T4">s: solo declaran metodos</text:span></text:p>
        </text:list-item>
        <text:list-item>
          <text:p text:style-name="P28"><text:span text:style-name="T6">funcionales</text:span><text:span text:style-name="T4">: implementan metodos</text:span></text:p>
        </text:list-item>
        <text:list-item>
          <text:p text:style-name="P29"><text:span text:style-name="T6">mock</text:span><text:span text:style-name="T4">: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7">E</text:span>ntrada y salida</text:h>
      <text:p text:style-name="P6">La entrada y salida legacy en java es un poco mas complicada que el input("") en python. Pero se puede estudiar<text:span text:style-name="T8">:</text:span></text:p>
      <text:p text:style-name="P7"><text:span text:style-name="T15">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1">: </text:span>\n<text:span text:style-name="T10"> </text:span></text:p>
      <text:p text:style-name="P6"><text:span text:style-name="T15">System.in.read();</text:span><text:span text:style-name="T9"> // obtiene el primer caracter</text:span><text:span text:style-name="T12"> del buffer</text:span><text:span text:style-name="T16"> y lo devuelve en su codigo ascii</text:span><text:span text:style-name="T12">, pero deja abandonado el salto de linea</text:span><text:span text:style-name="T13"> dentro del buffer</text:span><text:span text:style-name="T12">.</text:span><text:span text:style-name="T13"> Si luego intentarmos usarlo nuevamente, o por ejemplo, el buffered reader, se va a leer el salto de linea del comienzo y nos va a devolver una linea vacia. Por esto, se recomienda consumir el salto de linea restante </text:span><text:span text:style-name="T14">nuevamente </text:span><text:span text:style-name="T13">con: System.in.read();</text:span></text:p>
      <text:p text:style-name="P6"/>
      <text:h text:style-name="Heading_20_2" text:outline-level="2">Hilos<text:span text:style-name="T18"> (Threads)</text:span></text:h>
      <text:p text:style-name="P11">Para crear hilos, y ejecutar codigo de manera concurrente debemos crear una clase "x" que extienda a Thread. Esta clase debe tener un metodo run(), que es el que va a ser ejecutado automaticamente al llamar al metodo start() de la clase "x"<text:span text:style-name="T23"> (ese metodo start lo hereda, no debemos crearlo)</text:span><text:span text:style-name="T19">.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5">sistema operativo</text:span><text:span text:style-name="T19"> tiene algoritmos de planificacion</text:span><text:span text:style-name="T25"> para el procesador</text:span><text:span text:style-name="T19"> (scheduling), para poder ejecutar una parte de un hilo, una parte de </text:span><text:soft-page-break/><text:span text:style-name="T19">otro y asi, siguiendo una disciplina, como </text:span><text:span text:style-name="T20">RR (R</text:span><text:span text:style-name="T19">ound </text:span><text:span text:style-name="T20">R</text:span><text:span text:style-name="T19">obin</text:span><text:span text:style-name="T20">)</text:span><text:span text:style-name="T19">, </text:span><text:span text:style-name="T20">SJF</text:span><text:span text:style-name="T21"> (small jobs first)</text:span><text:span text:style-name="T20">, FCFS</text:span><text:span text:style-name="T21"> (first come first server)</text:span><text:span text:style-name="T20">, etc.</text:span><text:span text:style-name="T22"> Entonces, no podemos saber o elegir el orden en el que se va a ejecutar nuestro codigo, si esta corriendo en forma de hilos</text:span><text:span text:style-name="T24">, ya que el SO va a decidirlo de acuerdo a su politica de planificacion</text:span><text:span text:style-name="T22">.</text:span></text:p>
      <text:h text:style-name="Heading_20_3" text:outline-level="3">Concepto de thread safe</text:h>
      <text:p text:style-name="P12">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6"> Para esto, se utiliza la palabra reservada </text:span><text:span text:style-name="T3">synchronized</text:span><text:span text:style-name="T27">.</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0" text:outline-level="2"><text:soft-page-break/></text:h>
      <text:h text:style-name="P10" text:outline-level="2"/>
      <text:h text:style-name="P10" text:outline-level="2"/>
      <text:h text:style-name="P10" text:outline-level="2"/>
      <text:h text:style-name="P10" text:outline-level="2">Colecciones<text:span text:style-name="T28"> (Collection)</text:span></text:h>
      <text:p text:style-name="P30"><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30"><text:span text:style-name="T15">List</text:span>: Almacena Objetos ordenados y se permiten duplicados</text:p>
      <text:p text:style-name="P30"><text:span text:style-name="T15">Set</text:span>: Almacena objetos unicos (no se permiten duplicados)</text:p>
      <text:p text:style-name="P30"><text:span text:style-name="T15">Map</text:span>: Almacena pares <text:span text:style-name="T29">key:value</text:span></text:p>
      <text:p text:style-name="P30"/>
      <text:p text:style-name="P30"/>
      <text:p text:style-name="P30"/>
      <text:p text:style-name="P30"/>
      <text:h text:style-name="Heading_20_2" text:outline-level="2"><text:soft-page-break/>Stream api</text:h>
      <text:p text:style-name="P33">Un stream es una secuencia de elementos que se pueden cada uno con los siguientes metodos:</text:p>
      <text:list text:style-name="L1">
        <text:list-item>
          <text:p text:style-name="P32">coleccion.stream()</text:p>
          <text:list>
            <text:list-item>
              <text:p text:style-name="P32">.filter(...) <text:s text:c="2"/>// paso 1: filtrar</text:p>
            </text:list-item>
            <text:list-item>
              <text:p text:style-name="P31">.map(...) <text:s text:c="5"/>// paso 2: transformar</text:p>
            </text:list-item>
            <text:list-item>
              <text:p text:style-name="P31">.sorted(...) <text:s text:c="2"/>// paso 3: ordenar (opcional)</text:p>
            </text:list-item>
            <text:list-item>
              <text:p text:style-name="P31">.collect(...) <text:s/>// paso 4: recoger resultado</text:p>
            </text:list-item>
          </text:list>
        </text:list-item>
      </text:list>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22">ctrl + shift + x</text:p>
        </text:list-item>
        <text:list-item>
          <text:p text:style-name="P22">install "Extension Pack for Java"</text:p>
        </text:list-item>
        <text:list-item>
          <text:p text:style-name="P22">Open vscode settings (Ctrl + ,).</text:p>
        </text:list-item>
        <text:list-item>
          <text:p text:style-name="P22">Search for: Format On Save</text:p>
        </text:list-item>
        <text:list-item>
          <text:p text:style-name="P23">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text:soft-page-break/><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text:soft-page-break/>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29T19:28:22.690045653</dc:date>
    <meta:editing-duration>PT4H11M19S</meta:editing-duration>
    <meta:editing-cycles>50</meta:editing-cycles>
    <meta:document-statistic meta:table-count="1" meta:image-count="5" meta:object-count="0" meta:page-count="12" meta:paragraph-count="164" meta:word-count="2086" meta:character-count="12154" meta:non-whitespace-character-count="10219"/>
  </office:meta>
</office:document-meta>
</file>